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1.1744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2.22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9" table:number-columns-repeated="1012" table:default-cell-style-name="Excel_20_Built-in_20_Normal"/>
        <table:table-row table:style-name="ro1">
          <table:table-cell office:value-type="string">
            <text:p>Fan Model</text:p>
          </table:table-cell>
          <table:table-cell office:value-type="string">
            <text:p>Flush Mount</text:p>
          </table:table-cell>
          <table:table-cell office:value-type="string">
            <text:p>Drop Mount</text:p>
          </table:table-cell>
          <table:table-cell office:value-type="string">
            <text:p>Dual Mount</text:p>
          </table:table-cell>
          <table:table-cell office:value-type="string">
            <text:p>Remote Control</text:p>
          </table:table-cell>
          <table:table-cell office:value-type="string">
            <text:p>Light</text:p>
          </table:table-cell>
          <table:table-cell office:value-type="string">
            <text:p>LED Option</text:p>
          </table:table-cell>
          <table:table-cell office:value-type="string">
            <text:p>Low Energy Motor</text:p>
          </table:table-cell>
          <table:table-cell office:value-type="string">
            <text:p>Speeds</text:p>
          </table:table-cell>
          <table:table-cell office:value-type="string">
            <text:p>Size</text:p>
          </table:table-cell>
          <table:table-cell office:value-type="string">
            <text:p>Warranty</text:p>
          </table:table-cell>
          <table:table-cell office:value-type="string">
            <text:p>Bulb Type</text:p>
          </table:table-cell>
          <table:table-cell office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>
            <text:p>Tau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Included</text:p>
          </table:table-cell>
          <table:table-cell table:number-columns-repeated="2"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0"/1270CM</text:p>
          </table:table-cell>
          <table:table-cell office:value-type="string">
            <text:p>15 YEARS</text:p>
          </table:table-cell>
          <table:table-cell office:value-type="string">
            <text:p>1 x 10w GX53</text:p>
          </table:table-cell>
          <table:table-cell table:number-columns-repeated="1012"/>
        </table:table-row>
        <table:table-row table:style-name="ro1">
          <table:table-cell office:value-type="string">
            <text:p>Zeta</text:p>
          </table:table-cell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Included</text:p>
          </table:table-cell>
          <table:table-cell/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"/1320CM</text:p>
          </table:table-cell>
          <table:table-cell office:value-type="string">
            <text:p>15 YEARS</text:p>
          </table:table-cell>
          <table:table-cell office:value-type="string">
            <text:p>1 x 60w G9</text:p>
          </table:table-cell>
          <table:table-cell table:number-columns-repeated="1012"/>
        </table:table-row>
        <table:table-row table:style-name="ro1">
          <table:table-cell office:value-type="string">
            <text:p>Delta without ligh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Included</text:p>
          </table:table-cell>
          <table:table-cell office:value-type="string">
            <text:p>Compatible</text:p>
          </table:table-cell>
          <table:table-cell/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"/44" or 1320cm/1120cm</text:p>
          </table:table-cell>
          <table:table-cell office:value-type="string">
            <text:p>15 YEARS</text:p>
          </table:table-cell>
          <table:table-cell/>
          <table:table-cell office:value-type="string">
            <text:p>* can be fitted flush if a flush mount kit is purchased</text:p>
          </table:table-cell>
          <table:table-cell table:number-columns-repeated="1011"/>
        </table:table-row>
        <table:table-row table:style-name="ro1">
          <table:table-cell office:value-type="string">
            <text:p>Delta with light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table:number-columns-repeated="2"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"/44" or 1320cm/1120cm</text:p>
          </table:table-cell>
          <table:table-cell office:value-type="string">
            <text:p>15 YEARS</text:p>
          </table:table-cell>
          <table:table-cell office:value-type="string">
            <text:p>2 x G9</text:p>
          </table:table-cell>
          <table:table-cell office:value-type="string">
            <text:p>* can be fitted flush if a flush mount kit is purchased</text:p>
          </table:table-cell>
          <table:table-cell table:number-columns-repeated="1011"/>
        </table:table-row>
        <table:table-row table:style-name="ro1">
          <table:table-cell office:value-type="string">
            <text:p>Blad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Included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5 YEARS</text:p>
          </table:table-cell>
          <table:table-cell table:number-columns-repeated="1013"/>
        </table:table-row>
        <table:table-row table:style-name="ro1">
          <table:table-cell office:value-type="string">
            <text:p>Omega without ligh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Included</text:p>
          </table:table-cell>
          <table:table-cell office:value-type="string">
            <text:p>Compatible</text:p>
          </table:table-cell>
          <table:table-cell table:number-columns-repeated="2"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"/44" or 1320cm/1120cm</text:p>
          </table:table-cell>
          <table:table-cell office:value-type="string">
            <text:p>15 YEARS</text:p>
          </table:table-cell>
          <table:table-cell/>
          <table:table-cell office:value-type="string">
            <text:p>* can be fitted flush if a flush mount kit is purchased</text:p>
          </table:table-cell>
          <table:table-cell table:number-columns-repeated="1011"/>
        </table:table-row>
        <table:table-row table:style-name="ro1">
          <table:table-cell office:value-type="string">
            <text:p>Omega with light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table:number-columns-repeated="2"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"/44" or 1320cm/1120cm</text:p>
          </table:table-cell>
          <table:table-cell/>
          <table:table-cell office:value-type="string">
            <text:p>2 X G9</text:p>
          </table:table-cell>
          <table:table-cell office:value-type="string">
            <text:p>* can be fitted flush if a flush mount kit is purchased</text:p>
          </table:table-cell>
          <table:table-cell table:number-columns-repeated="1011"/>
        </table:table-row>
        <table:table-row table:style-name="ro1">
          <table:table-cell office:value-type="string">
            <text:p>Viper Plus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4"/1370cm or 44"/1120cm</text:p>
          </table:table-cell>
          <table:table-cell office:value-type="string">
            <text:p>15 YEARS</text:p>
          </table:table-cell>
          <table:table-cell office:value-type="string">
            <text:p>2 X G9</text:p>
          </table:table-cell>
          <table:table-cell office:value-type="string">
            <text:p>* can be fitted flush if a flush mount kit is purchased</text:p>
          </table:table-cell>
          <table:table-cell table:number-columns-repeated="1011"/>
        </table:table-row>
        <table:table-row table:style-name="ro1">
          <table:table-cell office:value-type="string">
            <text:p>Splash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36"/914cm</text:p>
          </table:table-cell>
          <table:table-cell office:value-type="string">
            <text:p>15 YEARS</text:p>
          </table:table-cell>
          <table:table-cell office:value-type="string">
            <text:p>7 x 1w LED</text:p>
          </table:table-cell>
          <table:table-cell table:number-columns-repeated="1012"/>
        </table:table-row>
        <table:table-row table:style-name="ro1">
          <table:table-cell office:value-type="string">
            <text:p>Viper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4"/1370cm or 44"/1120cm</text:p>
          </table:table-cell>
          <table:table-cell office:value-type="string">
            <text:p>10 YEARS</text:p>
          </table:table-cell>
          <table:table-cell office:value-type="string">
            <text:p>2 X G9</text:p>
          </table:table-cell>
          <table:table-cell office:value-type="string">
            <text:p>* can be fitted flush if a flush mount kit is purchased</text:p>
          </table:table-cell>
          <table:table-cell table:number-columns-repeated="1011"/>
        </table:table-row>
        <table:table-row table:style-name="ro1">
          <table:table-cell office:value-type="string">
            <text:p>Sigma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0 YEARS</text:p>
          </table:table-cell>
          <table:table-cell office:value-type="string">
            <text:p>2 x 502 G9</text:p>
          </table:table-cell>
          <table:table-cell table:number-columns-repeated="1012"/>
        </table:table-row>
        <table:table-row table:style-name="ro1">
          <table:table-cell office:value-type="string">
            <text:p>Propeller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4"/1370cm or 44"/1120cm</text:p>
          </table:table-cell>
          <table:table-cell office:value-type="string">
            <text:p>10 YEARS</text:p>
          </table:table-cell>
          <table:table-cell office:value-type="string">
            <text:p>1 x 60w G9</text:p>
          </table:table-cell>
          <table:table-cell table:number-columns-repeated="1012"/>
        </table:table-row>
        <table:table-row table:style-name="ro1">
          <table:table-cell office:value-type="string">
            <text:p>Orion without ligh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Included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4"/1120cm</text:p>
          </table:table-cell>
          <table:table-cell office:value-type="string">
            <text:p>10 YEARS</text:p>
          </table:table-cell>
          <table:table-cell table:number-columns-repeated="1013"/>
        </table:table-row>
        <table:table-row table:style-name="ro1">
          <table:table-cell office:value-type="string">
            <text:p>Orion with light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4"/1120cm</text:p>
          </table:table-cell>
          <table:table-cell office:value-type="string">
            <text:p>10 YEARS</text:p>
          </table:table-cell>
          <table:table-cell office:value-type="string">
            <text:p>1 x 100w J-Type 78mm Halogen</text:p>
          </table:table-cell>
          <table:table-cell table:number-columns-repeated="1012"/>
        </table:table-row>
        <table:table-row table:style-name="ro1">
          <table:table-cell office:value-type="string">
            <text:p>Phoenix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0 YEARS</text:p>
          </table:table-cell>
          <table:table-cell office:value-type="string">
            <text:p>2 x G9</text:p>
          </table:table-cell>
          <table:table-cell table:number-columns-repeated="1012"/>
        </table:table-row>
        <table:table-row table:style-name="ro1">
          <table:table-cell office:value-type="string">
            <text:p>Spinnaker without light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1320cm or 40"/1020cm</text:p>
          </table:table-cell>
          <table:table-cell office:value-type="string">
            <text:p>10 YEARS</text:p>
          </table:table-cell>
          <table:table-cell table:number-columns-repeated="1013"/>
        </table:table-row>
        <table:table-row table:style-name="ro1">
          <table:table-cell office:value-type="string">
            <text:p>Spinnaker with ligh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1320cm or 40"/1020cm</text:p>
          </table:table-cell>
          <table:table-cell office:value-type="string">
            <text:p>10 YEARS</text:p>
          </table:table-cell>
          <table:table-cell office:value-type="string">
            <text:p>3 x G9</text:p>
          </table:table-cell>
          <table:table-cell table:number-columns-repeated="1012"/>
        </table:table-row>
        <table:table-row table:style-name="ro1">
          <table:table-cell office:value-type="string">
            <text:p>Gemini without light</text:p>
          </table:table-cell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0 YEARS</text:p>
          </table:table-cell>
          <table:table-cell/>
          <table:table-cell office:value-type="string">
            <text:p>* can be fitted with a drop rod if a conversion kit is purchased</text:p>
          </table:table-cell>
          <table:table-cell table:number-columns-repeated="1011"/>
        </table:table-row>
        <table:table-row table:style-name="ro1">
          <table:table-cell office:value-type="string">
            <text:p>Gemini with light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0 YEARS</text:p>
          </table:table-cell>
          <table:table-cell office:value-type="string">
            <text:p>3 x GU10</text:p>
          </table:table-cell>
          <table:table-cell office:value-type="string">
            <text:p>* can be fitted with a drop rod if a conversion kit is purchased</text:p>
          </table:table-cell>
          <table:table-cell table:number-columns-repeated="1011"/>
        </table:table-row>
        <table:table-row table:style-name="ro1">
          <table:table-cell office:value-type="string">
            <text:p>Medina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1320cm</text:p>
          </table:table-cell>
          <table:table-cell office:value-type="string">
            <text:p>10 YEARS</text:p>
          </table:table-cell>
          <table:table-cell/>
          <table:table-cell office:value-type="string">
            <text:p>** this fan is IP rated which means it can be fitted outdoors</text:p>
          </table:table-cell>
          <table:table-cell table:number-columns-repeated="1011"/>
        </table:table-row>
        <table:table-row table:style-name="ro1">
          <table:table-cell office:value-type="string">
            <text:p>Palm without light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1320cm</text:p>
          </table:table-cell>
          <table:table-cell office:value-type="string">
            <text:p>10 YEARS</text:p>
          </table:table-cell>
          <table:table-cell/>
          <table:table-cell office:value-type="string">
            <text:p>** this fan is IP rated which means it can be fitted outdoors</text:p>
          </table:table-cell>
          <table:table-cell table:number-columns-repeated="1011"/>
        </table:table-row>
        <table:table-row table:style-name="ro1">
          <table:table-cell office:value-type="string">
            <text:p>Palm with ligh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1320cm</text:p>
          </table:table-cell>
          <table:table-cell office:value-type="string">
            <text:p>10 YEARS</text:p>
          </table:table-cell>
          <table:table-cell office:value-type="string">
            <text:p>2 60w ES</text:p>
          </table:table-cell>
          <table:table-cell office:value-type="string">
            <text:p>** this fan is IP rated which means it can be fitted outdoors</text:p>
          </table:table-cell>
          <table:table-cell table:number-columns-repeated="1011"/>
        </table:table-row>
        <table:table-row table:style-name="ro1">
          <table:table-cell office:value-type="string">
            <text:p>Wicker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8"/1220cm</text:p>
          </table:table-cell>
          <table:table-cell office:value-type="string">
            <text:p>10 YEARS</text:p>
          </table:table-cell>
          <table:table-cell/>
          <table:table-cell office:value-type="string">
            <text:p>** this fan is IP rated which means it can be fitted outdoors</text:p>
          </table:table-cell>
          <table:table-cell table:number-columns-repeated="1011"/>
        </table:table-row>
        <table:table-row table:style-name="ro1">
          <table:table-cell office:value-type="string">
            <text:p>Trinit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4"/1120cm</text:p>
          </table:table-cell>
          <table:table-cell office:value-type="string">
            <text:p>10 YEARS</text:p>
          </table:table-cell>
          <table:table-cell office:value-type="string">
            <text:p>1 x 100w J-Type 78mm Halogen</text:p>
          </table:table-cell>
          <table:table-cell table:number-columns-repeated="1012"/>
        </table:table-row>
        <table:table-row table:style-name="ro1">
          <table:table-cell office:value-type="string">
            <text:p>Amalfi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36"/914cm</text:p>
          </table:table-cell>
          <table:table-cell office:value-type="string">
            <text:p>10 YEARS</text:p>
          </table:table-cell>
          <table:table-cell office:value-type="string">
            <text:p>3 x 60w G9</text:p>
          </table:table-cell>
          <table:table-cell office:value-type="string">
            <text:p>* can be fitted with a drop rod if a conversion kit is purchased</text:p>
          </table:table-cell>
          <table:table-cell table:number-columns-repeated="1011"/>
        </table:table-row>
        <table:table-row table:style-name="ro1">
          <table:table-cell office:value-type="string">
            <text:p>Riviera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1320CM</text:p>
          </table:table-cell>
          <table:table-cell office:value-type="string">
            <text:p>10 YEARS</text:p>
          </table:table-cell>
          <table:table-cell table:number-columns-repeated="1013"/>
        </table:table-row>
        <table:table-row table:style-name="ro1">
          <table:table-cell office:value-type="string">
            <text:p>Classic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1320CM</text:p>
          </table:table-cell>
          <table:table-cell office:value-type="string">
            <text:p>10 YEARS</text:p>
          </table:table-cell>
          <table:table-cell table:number-columns-repeated="1013"/>
        </table:table-row>
        <table:table-row table:style-name="ro1">
          <table:table-cell office:value-type="string">
            <text:p>Vienna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0 YEARS</text:p>
          </table:table-cell>
          <table:table-cell office:value-type="string">
            <text:p>3 x 60w BC or 3 x G9</text:p>
          </table:table-cell>
          <table:table-cell office:value-type="string">
            <text:p>*** comes with an 18" drop rod but can be fitted with shorter/longer rods</text:p>
          </table:table-cell>
          <table:table-cell table:number-columns-repeated="1011"/>
        </table:table-row>
        <table:table-row table:style-name="ro1">
          <table:table-cell office:value-type="string">
            <text:p>Mayfair without light</text:p>
          </table:table-cell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0 YEARS</text:p>
          </table:table-cell>
          <table:table-cell table:number-columns-repeated="1013"/>
        </table:table-row>
        <table:table-row table:style-name="ro1">
          <table:table-cell office:value-type="string">
            <text:p>Mayfair with light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10 YEARS</text:p>
          </table:table-cell>
          <table:table-cell office:value-type="string">
            <text:p>3 x G9</text:p>
          </table:table-cell>
          <table:table-cell office:value-type="string">
            <text:p>* can be fitted with a drop rod if a conversion kit is purchased</text:p>
          </table:table-cell>
          <table:table-cell table:number-columns-repeated="1011"/>
        </table:table-row>
        <table:table-row table:style-name="ro1">
          <table:table-cell office:value-type="string">
            <text:p>Capri without light</text:p>
          </table:table-cell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36"/914cm</text:p>
          </table:table-cell>
          <table:table-cell office:value-type="string">
            <text:p>10 YEARS</text:p>
          </table:table-cell>
          <table:table-cell/>
          <table:table-cell office:value-type="string">
            <text:p>* can be fitted with a drop rod if a conversion kit is purchased</text:p>
          </table:table-cell>
          <table:table-cell table:number-columns-repeated="1011"/>
        </table:table-row>
        <table:table-row table:style-name="ro1">
          <table:table-cell office:value-type="string">
            <text:p>Capri with light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36"/914cm</text:p>
          </table:table-cell>
          <table:table-cell office:value-type="string">
            <text:p>10 YEARS</text:p>
          </table:table-cell>
          <table:table-cell office:value-type="string">
            <text:p>3 x 60w BC <text:s/></text:p>
          </table:table-cell>
          <table:table-cell office:value-type="string">
            <text:p>* can be fitted with a drop rod if a conversion kit is purchased</text:p>
          </table:table-cell>
          <table:table-cell table:number-columns-repeated="1011"/>
        </table:table-row>
        <table:table-row table:style-name="ro1">
          <table:table-cell office:value-type="string">
            <text:p>Vento Hurrican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Included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4"/1370cm</text:p>
          </table:table-cell>
          <table:table-cell office:value-type="string">
            <text:p>10 YEARS</text:p>
          </table:table-cell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2"/44" or 1320cm/1120cm</text:p>
          </table:table-cell>
          <table:table-cell office:value-type="string">
            <text:p>5 YEARS</text:p>
          </table:table-cell>
          <table:table-cell office:value-type="string">
            <text:p>2 x G9</text:p>
          </table:table-cell>
          <table:table-cell table:number-columns-repeated="1012"/>
        </table:table-row>
        <table:table-row table:style-name="ro1">
          <table:table-cell office:value-type="string">
            <text:p>Genoa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5 YEARS</text:p>
          </table:table-cell>
          <table:table-cell office:value-type="string">
            <text:p>3 x G9</text:p>
          </table:table-cell>
          <table:table-cell table:number-columns-repeated="1012"/>
        </table:table-row>
        <table:table-row table:style-name="ro1">
          <table:table-cell office:value-type="string">
            <text:p>Belaire without ligh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Compat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5 YEARS</text:p>
          </table:table-cell>
          <table:table-cell table:number-columns-repeated="1013"/>
        </table:table-row>
        <table:table-row table:style-name="ro1">
          <table:table-cell office:value-type="string">
            <text:p>Belaire with light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5 YEARS</text:p>
          </table:table-cell>
          <table:table-cell office:value-type="string">
            <text:p>3 x 60w BC <text:s/></text:p>
          </table:table-cell>
          <table:table-cell table:number-columns-repeated="1012"/>
        </table:table-row>
        <table:table-row table:style-name="ro1">
          <table:table-cell office:value-type="string">
            <text:p>Bali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5 YEARS</text:p>
          </table:table-cell>
          <table:table-cell office:value-type="string">
            <text:p>3 x GU10</text:p>
          </table:table-cell>
          <table:table-cell table:number-columns-repeated="1012"/>
        </table:table-row>
        <table:table-row table:style-name="ro1">
          <table:table-cell office:value-type="string">
            <text:p>Scorpion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</text:p>
          </table:table-cell>
          <table:table-cell office:value-type="string">
            <text:p>5 YEARS</text:p>
          </table:table-cell>
          <table:table-cell office:value-type="string">
            <text:p>3 x 60w E14</text:p>
          </table:table-cell>
          <table:table-cell table:number-columns-repeated="1012"/>
        </table:table-row>
        <table:table-row table:style-name="ro1">
          <table:table-cell office:value-type="string">
            <text:p>Rio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 or 36"/914cm</text:p>
          </table:table-cell>
          <table:table-cell office:value-type="string">
            <text:p>5 YEARS</text:p>
          </table:table-cell>
          <table:table-cell office:value-type="string">
            <text:p>3 x 60w E14</text:p>
          </table:table-cell>
          <table:table-cell table:number-columns-repeated="1012"/>
        </table:table-row>
        <table:table-row table:style-name="ro1">
          <table:table-cell office:value-type="string">
            <text:p>Atlanta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30"/762cm</text:p>
          </table:table-cell>
          <table:table-cell office:value-type="string">
            <text:p>5 YEARS</text:p>
          </table:table-cell>
          <table:table-cell office:value-type="string">
            <text:p>1 x E14</text:p>
          </table:table-cell>
          <table:table-cell table:number-columns-repeated="1012"/>
        </table:table-row>
        <table:table-row table:style-name="ro1">
          <table:table-cell office:value-type="string">
            <text:p>Rimini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Compatible</text:p>
          </table:table-cell>
          <table:table-cell office:value-type="string">
            <text:p>Inclu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"/1070cm or 36"/914cm</text:p>
          </table:table-cell>
          <table:table-cell office:value-type="string">
            <text:p>5 YEARS</text:p>
          </table:table-cell>
          <table:table-cell office:value-type="string">
            <text:p>1 x B22 Golf</text:p>
          </table:table-cell>
          <table:table-cell table:number-columns-repeated="1012"/>
        </table:table-row>
        <table:table-row table:style-name="ro1">
          <table:table-cell office:value-type="string">
            <text:p>Commercial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2 YEARS</text:p>
          </table:table-cell>
          <table:table-cell/>
          <table:table-cell office:value-type="string">
            <text:p>36" comes with 12" rod / 42" comes with 12" and 24" rod / 56" comes with 12" and 24" rod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*** other rods are not compatible with the commercial fans ****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6/17/2015</text:date>, <text:time>14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374" meta:object-count="0"/>
    <meta:generator>OpenOffice.org/3.3$Win32 OpenOffice.org_project/330m20$Build-9567</meta:generator>
  </office:meta>
</office:document-meta>
</file>